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9.85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spostas_20_ao_20_formulário_20_1">
      <style:table-properties table:display="true" style:writing-mode="lr-tb"/>
    </style: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ostas ao formulário 1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office:value-type="string" calcext:value-type="string">
            <text:p>Carimbo de data/hora</text:p>
          </table:table-cell>
          <table:table-cell office:value-type="string" calcext:value-type="string">
            <text:p>1. Gênero</text:p>
          </table:table-cell>
          <table:table-cell office:value-type="string" calcext:value-type="string">
            <text:p>2. Idade</text:p>
          </table:table-cell>
          <table:table-cell office:value-type="string" calcext:value-type="string">
            <text:p>3. Você gosta de ouvir música?</text:p>
          </table:table-cell>
          <table:table-cell office:value-type="string" calcext:value-type="string">
            <text:p>4. Você gosta de ouvir música ao vivo?</text:p>
          </table:table-cell>
          <table:table-cell office:value-type="string" calcext:value-type="string">
            <text:p>5. Com qual frequência você vai a shows?</text:p>
          </table:table-cell>
          <table:table-cell office:value-type="string" calcext:value-type="string">
            <text:p>6. Você acompanha algum artista local?</text:p>
          </table:table-cell>
          <table:table-cell office:value-type="string" calcext:value-type="string">
            <text:p>7. Por qual meio de comunicação você se informa sobre o evento?</text:p>
          </table:table-cell>
          <table:table-cell office:value-type="string" calcext:value-type="string">
            <text:p>8. Tens dificuldades em encontrar informações sobre as aprensentações? (Horário, Data, Local e se o evento é pago ou gratuito)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9:29:25.132" calcext:value-type="date">
            <text:p>2/15/2019 19:29:25</text:p>
          </table:table-cell>
          <table:table-cell table:style-name="ce2" office:value-type="string" calcext:value-type="string">
            <text:p>Feminino 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Raramente 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12:55.002" calcext:value-type="date">
            <text:p>2/15/2019 17:12:55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sta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17:19.971" calcext:value-type="date">
            <text:p>2/15/2019 17:17:20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2x no mês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Pela banda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18:16.218" calcext:value-type="date">
            <text:p>2/15/2019 17:18:16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1x ao mê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sta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8:02:31.822" calcext:value-type="date">
            <text:p>2/15/2019 18:02:32</text:p>
          </table:table-cell>
          <table:table-cell table:style-name="ce2" office:value-type="string" calcext:value-type="string">
            <text:p>Feminino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Mensal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sta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16:20.572" calcext:value-type="date">
            <text:p>2/15/2019 17:16:21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1x ao mê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sta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8:09:05.914" calcext:value-type="date">
            <text:p>2/15/2019 18:09:06</text:p>
          </table:table-cell>
          <table:table-cell table:style-name="ce2" office:value-type="string" calcext:value-type="string">
            <text:p>Feminino 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As veze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Redes sociais/ Jornal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8:09:20.91" calcext:value-type="date">
            <text:p>2/15/2019 18:09:21</text:p>
          </table:table-cell>
          <table:table-cell table:style-name="ce2" office:value-type="string" calcext:value-type="string">
            <text:p>Feminino 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As veze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Redes sociais/ Jornal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15:14.889" calcext:value-type="date">
            <text:p>2/15/2019 17:15:15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1x no mês 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sta e fb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52:12.321" calcext:value-type="date">
            <text:p>2/15/2019 17:52:12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1 ou 2 vezes ao mê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Facebook, Instagram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8:10:38.786" calcext:value-type="date">
            <text:p>2/15/2019 18:10:39</text:p>
          </table:table-cell>
          <table:table-cell table:style-name="ce2" office:value-type="string" calcext:value-type="string">
            <text:p>Feminino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As vezes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Celulas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23:52.558" calcext:value-type="date">
            <text:p>2/15/2019 17:23:53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3x ao mê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Fb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49:48.149" calcext:value-type="date">
            <text:p>2/15/2019 17:49:48</text:p>
          </table:table-cell>
          <table:table-cell table:style-name="ce2" office:value-type="string" calcext:value-type="string">
            <text:p>Feminino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O máximo possível. 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Redes sociais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8:00:56.343" calcext:value-type="date">
            <text:p>2/15/2019 18:00:56</text:p>
          </table:table-cell>
          <table:table-cell table:style-name="ce2" office:value-type="string" calcext:value-type="string">
            <text:p>Feminino 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Várias vezes ao longo do ano 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Internet 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09:18.203" calcext:value-type="date">
            <text:p>2/15/2019 17:09:18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Muito pouco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Redes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11:38.258" calcext:value-type="date">
            <text:p>2/15/2019 17:11:38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3x mensai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Fb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35:42.666" calcext:value-type="date">
            <text:p>2/15/2019 17:35:43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1 vez por semana, em média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Redes sociais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8:41:02.812" calcext:value-type="date">
            <text:p>2/15/2019 18:41:03</text:p>
          </table:table-cell>
          <table:table-cell table:style-name="ce2" office:value-type="string" calcext:value-type="string">
            <text:p>Feminino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Pouquíssima vezes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Amigos/Internet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9:31:19.074" calcext:value-type="date">
            <text:p>2/15/2019 19:31:19</text:p>
          </table:table-cell>
          <table:table-cell table:style-name="ce2" office:value-type="string" calcext:value-type="string">
            <text:p>Feminino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Quando tenho dinheiro: 1x no ano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stagram 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45:28.259" calcext:value-type="date">
            <text:p>2/15/2019 17:45:28</text:p>
          </table:table-cell>
          <table:table-cell table:style-name="ce2" office:value-type="string" calcext:value-type="string">
            <text:p>Feminino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2 vezes ao mê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stagram, Facebook ou WhatsApp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50:50.442" calcext:value-type="date">
            <text:p>2/15/2019 17:50:50</text:p>
          </table:table-cell>
          <table:table-cell table:style-name="ce2" office:value-type="string" calcext:value-type="string">
            <text:p>Homem 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Muito pouca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Redes sociais como instagram ou Facebook 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8:12:51.598" calcext:value-type="date">
            <text:p>2/15/2019 18:12:52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Raramente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8:32:19.68" calcext:value-type="date">
            <text:p>2/15/2019 18:32:20</text:p>
          </table:table-cell>
          <table:table-cell table:style-name="ce2" office:value-type="string" calcext:value-type="string">
            <text:p>Feminino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Mensalmente...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ternet, redes sociais.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8:32:25.025" calcext:value-type="date">
            <text:p>2/15/2019 18:32:25</text:p>
          </table:table-cell>
          <table:table-cell table:style-name="ce2" office:value-type="string" calcext:value-type="string">
            <text:p>Feminino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Mensalmente 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stagram e facebook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20:04:36.902" calcext:value-type="date">
            <text:p>2/15/2019 20:04:37</text:p>
          </table:table-cell>
          <table:table-cell table:style-name="ce2" office:value-type="string" calcext:value-type="string">
            <text:p>Feminino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Frequentemente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Meios de comunicação, Internet.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20:18:51.344" calcext:value-type="date">
            <text:p>2/15/2019 20:18:51</text:p>
          </table:table-cell>
          <table:table-cell table:style-name="ce2" office:value-type="string" calcext:value-type="string">
            <text:p>Feminino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Pouca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ternet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6:52:13.878" calcext:value-type="date">
            <text:p>2/15/2019 16:52:14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44:23.862" calcext:value-type="date">
            <text:p>2/15/2019 17:44:24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Uma vez ao ano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Facebook, instagram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9:53:16.038" calcext:value-type="date">
            <text:p>2/15/2019 19:53:16</text:p>
          </table:table-cell>
          <table:table-cell table:style-name="ce2" office:value-type="string" calcext:value-type="string">
            <text:p>Feminino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Pouca 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stagram 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6T16:53:33.885" calcext:value-type="date">
            <text:p>2/16/2019 16:53:34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Todos os mese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ternet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00:38.48" calcext:value-type="date">
            <text:p>2/15/2019 17:00:38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1x por mê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Fb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44:28.978" calcext:value-type="date">
            <text:p>2/15/2019 17:44:29</text:p>
          </table:table-cell>
          <table:table-cell table:style-name="ce2" office:value-type="string" calcext:value-type="string">
            <text:p>Masc 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Uma vez por semana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ternet (Facebook,Instagram)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8:06:55.296" calcext:value-type="date">
            <text:p>2/15/2019 18:06:55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Média/pouca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/tv/jornal/internet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6T10:51:43.629" calcext:value-type="date">
            <text:p>2/16/2019 10:51:44</text:p>
          </table:table-cell>
          <table:table-cell table:style-name="ce2" office:value-type="string" calcext:value-type="string">
            <text:p>Feminino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Todo mê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ternet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6:56:33.773" calcext:value-type="date">
            <text:p>2/15/2019 16:56:34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3x ao mê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Whatsapp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8:26:29.665" calcext:value-type="date">
            <text:p>2/15/2019 18:26:30</text:p>
          </table:table-cell>
          <table:table-cell table:style-name="ce2" office:value-type="string" calcext:value-type="string">
            <text:p>Feminino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1 vez no mês. 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Redes sociais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8:48:05.14" calcext:value-type="date">
            <text:p>2/15/2019 18:48:05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Uma vez a cada três <text:s/>anos 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22:01.737" calcext:value-type="date">
            <text:p>2/15/2019 17:22:02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4x ao mê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Redes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8:08:47.955" calcext:value-type="date">
            <text:p>2/15/2019 18:08:48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string" calcext:value-type="string">
            <text:p>quase nunca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redes sociais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8:12:27.257" calcext:value-type="date">
            <text:p>2/15/2019 18:12:27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Semanalmente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Redes sociais 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8:13:23.601" calcext:value-type="date">
            <text:p>2/15/2019 18:13:24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Raramente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ternet 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9:12:12.846" calcext:value-type="date">
            <text:p>2/15/2019 19:12:13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Algumas vezes ao ano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Redes sociais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6:54:31.423" calcext:value-type="date">
            <text:p>2/15/2019 16:54:31</text:p>
          </table:table-cell>
          <table:table-cell table:style-name="ce2" office:value-type="string" calcext:value-type="string">
            <text:p>Feminino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Muito 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Rede social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31:46.167" calcext:value-type="date">
            <text:p>2/15/2019 17:31:46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Muita 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Rede social Instagram 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57:33.792" calcext:value-type="date">
            <text:p>2/15/2019 17:57:34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4 vezes ao ano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46:18.178" calcext:value-type="date">
            <text:p>2/15/2019 17:46:18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Uma vez por mês 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ternet 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8:01:40.3" calcext:value-type="date">
            <text:p>2/15/2019 18:01:40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Sempre 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Instagram 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03:59.49" calcext:value-type="date">
            <text:p>2/15/2019 17:03:59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1x a cada 15 dia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Rede sociais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49:46.144" calcext:value-type="date">
            <text:p>2/15/2019 17:49:46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Esporadicamente.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Boca a boca e internet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6:58:54.205" calcext:value-type="date">
            <text:p>2/15/2019 16:58:54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De acordo do interesse e gosto musical.(Sempre)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sta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06:14.493" calcext:value-type="date">
            <text:p>2/15/2019 17:06:14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Muito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Rede social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05:16.395" calcext:value-type="date">
            <text:p>2/15/2019 17:05:16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Semanalmente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Fscebook, instagram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03:04.226" calcext:value-type="date">
            <text:p>2/15/2019 17:03:04</text:p>
          </table:table-cell>
          <table:table-cell table:style-name="ce2" office:value-type="string" calcext:value-type="string">
            <text:p>Feminino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1, 2 vezes por ano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Internet e redes sociais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23:31.817" calcext:value-type="date">
            <text:p>2/15/2019 17:23:32</text:p>
          </table:table-cell>
          <table:table-cell table:style-name="ce2" office:value-type="string" calcext:value-type="string">
            <text:p>Feminino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Sempre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ternet rádio jornal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23:42.186" calcext:value-type="date">
            <text:p>2/15/2019 17:23:42</text:p>
          </table:table-cell>
          <table:table-cell table:style-name="ce2" office:value-type="string" calcext:value-type="string">
            <text:p>Feminino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Sempre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ternet rádio jornal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57:39.208" calcext:value-type="date">
            <text:p>2/15/2019 17:57:39</text:p>
          </table:table-cell>
          <table:table-cell table:style-name="ce2" office:value-type="string" calcext:value-type="string">
            <text:p>masc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Uma vez por me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redes sociais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8:05:11.88" calcext:value-type="date">
            <text:p>2/15/2019 18:05:12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1x por mês 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34:20.661" calcext:value-type="date">
            <text:p>2/15/2019 17:34:21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1 vez/2 mese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44:15.616" calcext:value-type="date">
            <text:p>2/15/2019 17:44:16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Pelos menos 1 vez a cada 3 mese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stagram 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9:12:57.245" calcext:value-type="date">
            <text:p>2/15/2019 19:12:57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Semanal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sta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20:03:02.201" calcext:value-type="date">
            <text:p>2/15/2019 20:03:02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Pouca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stagram. Spotify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25:37.623" calcext:value-type="date">
            <text:p>2/15/2019 17:25:38</text:p>
          </table:table-cell>
          <table:table-cell table:style-name="ce2" office:value-type="string" calcext:value-type="string">
            <text:p>Masculino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unca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ternet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34:32.21" calcext:value-type="date">
            <text:p>2/15/2019 17:34:32</text:p>
          </table:table-cell>
          <table:table-cell table:style-name="ce2" office:value-type="string" calcext:value-type="string">
            <text:p>Feminino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Sempre q ha um som q eu curto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Redes sociais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6T10:52:38.797" calcext:value-type="date">
            <text:p>2/16/2019 10:52:39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Uma vez por mê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Internet e rádio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8:13:46.568" calcext:value-type="date">
            <text:p>2/15/2019 18:13:47</text:p>
          </table:table-cell>
          <table:table-cell table:style-name="ce2" office:value-type="string" calcext:value-type="string">
            <text:p>masculino 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4 shows por mê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sedes sociais 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58:01.403" calcext:value-type="date">
            <text:p>2/15/2019 17:58:01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Sempre que possível 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Web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52:19.511" calcext:value-type="date">
            <text:p>2/15/2019 17:52:20</text:p>
          </table:table-cell>
          <table:table-cell table:style-name="ce2" office:value-type="string" calcext:value-type="string">
            <text:p>Feminino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Pouco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Redes sociais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04:36.376" calcext:value-type="date">
            <text:p>2/15/2019 17:04:36</text:p>
          </table:table-cell>
          <table:table-cell/>
          <table:table-cell table:style-name="ce2" office:value-type="float" office:value="44" calcext:value-type="float">
            <text:p>44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Pouco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Rede social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7:05:57.004" calcext:value-type="date">
            <text:p>2/15/2019 17:05:57</text:p>
          </table:table-cell>
          <table:table-cell/>
          <table:table-cell table:style-name="ce2" office:value-type="float" office:value="44" calcext:value-type="float">
            <text:p>44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1x por mê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Rede sociais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8:52:31.048" calcext:value-type="date">
            <text:p>2/15/2019 18:52:31</text:p>
          </table:table-cell>
          <table:table-cell table:style-name="ce2" office:value-type="string" calcext:value-type="string">
            <text:p>FEMININO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02 ao ano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Redes sociais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9:32:31.305" calcext:value-type="date">
            <text:p>2/15/2019 19:32:31</text:p>
          </table:table-cell>
          <table:table-cell table:style-name="ce2" office:value-type="string" calcext:value-type="string">
            <text:p>Feminino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Raro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Facebook 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6T11:54:39.938" calcext:value-type="date">
            <text:p>2/16/2019 11:54:40</text:p>
          </table:table-cell>
          <table:table-cell table:style-name="ce2" office:value-type="string" calcext:value-type="string">
            <text:p>Fem.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2-3 vezes por mes pelo meno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Midias digitais - facebook e whatsApp</text:p>
          </table:table-cell>
          <table:table-cell table:style-name="ce2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9-02-15T16:55:14.413" calcext:value-type="date">
            <text:p>2/15/2019 16:55:14</text:p>
          </table:table-cell>
          <table:table-cell table:style-name="ce2" office:value-type="string" calcext:value-type="string">
            <text:p>Feminino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2x por ano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Fb e Insta e meios de comunicações convencionais</text:p>
          </table:table-cell>
          <table:table-cell table:style-name="ce2" office:value-type="string" calcext:value-type="string">
            <text:p>Sim</text:p>
          </table:table-cell>
          <table:table-cell table:number-columns-repeated="1015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postas_20_ao_20_formulário_20_1" style:display-name="PageStyle_Respostas ao formulário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56" meta:object-count="0"/>
    <meta:generator>LibreOfficeDev/6.0.5.2$Linux_X86_64 LibreOffice_project/</meta:generator>
  </office:meta>
</office:document-meta>
</file>